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5400000080ACC01CEF.png"/>
  <manifest:file-entry manifest:media-type="image/png" manifest:full-path="Pictures/100000000000056E00000085C426F2D8.png"/>
  <manifest:file-entry manifest:media-type="image/png" manifest:full-path="Pictures/10000000000002D800000252C2CADF11.png"/>
  <manifest:file-entry manifest:media-type="image/png" manifest:full-path="Pictures/100000000000056E000002521B142D0B.png"/>
  <manifest:file-entry manifest:media-type="image/png" manifest:full-path="Pictures/100000000000056E000002520210D446.png"/>
  <manifest:file-entry manifest:media-type="image/png" manifest:full-path="Pictures/100000000000056E00000252078664DF.png"/>
  <manifest:file-entry manifest:media-type="image/png" manifest:full-path="Pictures/100000000000056E000002523D37A42E.png"/>
  <manifest:file-entry manifest:media-type="image/png" manifest:full-path="Pictures/10000201000007520000055E67ADB2AA.png"/>
  <manifest:file-entry manifest:media-type="image/png" manifest:full-path="Pictures/100000000000056E000002522D8EA2CB.png"/>
  <manifest:file-entry manifest:media-type="image/png" manifest:full-path="Pictures/1000000000000154000000A3F61682AE.png"/>
  <manifest:file-entry manifest:media-type="image/png" manifest:full-path="Pictures/100000000000056E00000085E2FDCF77.png"/>
  <manifest:file-entry manifest:media-type="image/png" manifest:full-path="Pictures/100000000000056E00000252031CEBC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font-weight="bold" style:font-weight-asian="bold" style:font-weight-complex="bold" fo:hyphenate="false"/>
    </style:style>
    <style:style style:name="P2" style:family="paragraph">
      <style:paragraph-properties style:font-independent-line-spacing="true"/>
      <style:text-properties fo:font-size="18pt" fo:font-weight="bold" style:font-weight-asian="bold" style:font-weight-complex="bold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0000" style:text-line-through-style="none" fo:font-family="'Calibri Light'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slide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Heart-Disease-Diagnostic-Analys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name="slide2" draw:style-name="gr2" draw:text-style-name="P3" draw:layer="layout" svg:width="29.421cm" svg:height="12.572cm" svg:x="2.223cm" svg:y="3.239cm">
          <draw:image xlink:href="Pictures/100000000000056E000002523D37A4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name="slide3" draw:style-name="gr2" draw:text-style-name="P3" draw:layer="layout" svg:width="29.421cm" svg:height="12.572cm" svg:x="2.223cm" svg:y="3.239cm">
          <draw:image xlink:href="Pictures/100000000000056E00000252031CEB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name="slide4" draw:style-name="gr2" draw:text-style-name="P3" draw:layer="layout" svg:width="29.421cm" svg:height="12.572cm" svg:x="2.223cm" svg:y="3.239cm">
          <draw:image xlink:href="Pictures/100000000000056E00000252078664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name="slide5" draw:style-name="gr2" draw:text-style-name="P3" draw:layer="layout" svg:width="29.421cm" svg:height="12.572cm" svg:x="2.223cm" svg:y="3.239cm">
          <draw:image xlink:href="Pictures/100000000000056E000002521B142D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name="slide6" draw:style-name="gr2" draw:text-style-name="P3" draw:layer="layout" svg:width="29.421cm" svg:height="12.572cm" svg:x="2.223cm" svg:y="3.239cm">
          <draw:image xlink:href="Pictures/100000000000056E000002520210D4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name="slide7" draw:style-name="gr2" draw:text-style-name="P3" draw:layer="layout" svg:width="15.408cm" svg:height="12.572cm" svg:x="9.229cm" svg:y="3.239cm">
          <draw:image xlink:href="Pictures/10000000000002D800000252C2CADF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name="slide8" draw:style-name="gr2" draw:text-style-name="P3" draw:layer="layout" svg:width="29.421cm" svg:height="2.814cm" svg:x="2.223cm" svg:y="8.117cm">
          <draw:image xlink:href="Pictures/100000000000056E00000085E2FDCF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name="slide9" draw:style-name="gr2" draw:text-style-name="P3" draw:layer="layout" svg:width="29.421cm" svg:height="2.814cm" svg:x="2.223cm" svg:y="8.117cm">
          <draw:image xlink:href="Pictures/100000000000056E00000085C426F2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name="slide10" draw:style-name="gr2" draw:text-style-name="P3" draw:layer="layout" svg:width="7.196cm" svg:height="2.708cm" svg:x="13.335cm" svg:y="8.17cm">
          <draw:image xlink:href="Pictures/100000000000015400000080ACC01C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name="slide11" draw:style-name="gr2" draw:text-style-name="P3" draw:layer="layout" svg:width="29.421cm" svg:height="12.572cm" svg:x="2.223cm" svg:y="3.239cm">
          <draw:image xlink:href="Pictures/100000000000056E000002522D8EA2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name="slide12" draw:style-name="gr2" draw:text-style-name="P3" draw:layer="layout" svg:width="7.196cm" svg:height="3.449cm" svg:x="13.335cm" svg:y="7.8cm">
          <draw:image xlink:href="Pictures/1000000000000154000000A3F61682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name="slide13" draw:style-name="gr2" draw:text-style-name="P3" draw:layer="layout" svg:width="25.981cm" svg:height="19.049cm" svg:x="3.942cm" svg:y="0cm">
          <draw:image xlink:href="Pictures/10000201000007520000055E67ADB2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2-09-17">17/09/22</text:date></text:span></text:p>
        </draw:text-box>
      </draw:frame>
      <draw:frame draw:name="Footer Placeholder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2-09-17T21:33:56.38</dc:date>
    <dc:creator>VINAY PANDHE</dc:creator>
    <meta:document-statistic meta:object-count="60"/>
    <meta:generator>OpenOffice/4.1.11$Win32 OpenOffice.org_project/4111m1$Build-9808</meta:generator>
  </office:meta>
</office:document-meta>
</file>